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yecto web Psicotécnicos S.C.O.R.</text:h>
      <text:p text:style-name="Text_20_body"/>
      <text:h text:style-name="Heading_20_2" text:outline-level="2">Introducción</text:h>
      <text:p text:style-name="Text_20_body">Página web presencial de Psicotécnicos S.C.O.R. La cual mostrará las licencias/carnets que se pueden obtener/renovar. También dará opción a coger cita previa y almacenar la fecha de caducidad de tu licencia para que el sistema te avise cuando ésta se aproxime. Se realizará el proyecto en Symfony2.3 y Bootstrap3 para el diseño.</text:p>
      <text:h text:style-name="Heading_20_2" text:outline-level="2">Secciones</text:h>
      <text:h text:style-name="Heading_20_3" text:outline-level="3">Inicio</text:h>
      <text:p text:style-name="Text_20_body">El logo con el título (como en las tarjetas de visita) y un breve texto para dar paso al botón verde de “Pedir cita”. Debajo un resumen (o solo botones) de las 6 licencias que se pueden obtener, con su enlace a cada una.</text:p>
      <text:h text:style-name="Heading_20_3" text:outline-level="3">Licencias y permisos</text:h>
      <text:p text:style-name="Text_20_body">Detalle de las 6 secciones con un texto explicativo y los requisitos para cada uno. Estudiar si quedaría bien en tabs. Enlace a Pedir cita previa.</text:p>
      <text:h text:style-name="Heading_20_3" text:outline-level="3">Cita previa</text:h>
      <text:p text:style-name="Text_20_body">Calendario para elegir un día entre mañana y los siguientes 30 días, dejando elegir también hora (30min entre cada cita). Pedirá email obligatorio y teléfono opcional. Se dejará claro que la cita no es definitiva y requerirá confirmación (o cambio) por parte de SCOR, siendo estos últimos los que se pondrán en contacto con el cliente.</text:p>
      <text:h text:style-name="Heading_20_3" text:outline-level="3">Avisador caducidad</text:h>
      <text:p text:style-name="Text_20_body">Un sencillo formulario que pida la fecha de caducidad de la licencia o permiso, email, teléfono (opcional) y tipo de permiso, para guardarlo en la BD. Cuando falten 3 meses o menos, avisará 1 vez por mes (día 1 de cada mes, estudiar cómo hacerlo con CronJobs) </text:p>
      <text:h text:style-name="Heading_20_3" text:outline-level="3">Localización y contacto</text:h>
      <text:p text:style-name="Text_20_body">Mapa en Google Maps y todos los datos posibles: Dirección, teléfono, email, horario, formulario de contacto (inspirarse en el de la AMCB)</text:p>
      <text:h text:style-name="Heading_20_2" text:outline-level="2">Apuntes varios</text:h>
      <text:h text:style-name="Heading_20_3" text:outline-level="3">Menú</text:h>
      <text:p text:style-name="Text_20_body">Además de las secciones, se deberá incluir el icono de Google Plus (estudiar quizá ponerlo en el inicio nada más)</text:p>
      <text:h text:style-name="Heading_20_3" text:outline-level="3"><text:soft-page-break/>Admin</text:h>
      <text:p text:style-name="Text_20_body">A ESTUDIAR, NO ES NECESARIO POR AHORA. SonataAdmin, para gestionar el avisador, pudiendo añadir lo mismo que desde el avisador público (el de clientes). Estudiar la posibilidad de añadir un listado para filtrar. Estudiar las CronJobs.</text:p>
      <text:h text:style-name="Heading_20_3" text:outline-level="3">Versión móvil</text:h>
      <text:p text:style-name="Text_20_body">Adaptar el diseño de Bootstrap para tener un diseño amigable para móviles. Tanto el tamaño de letra como el menú, que debería encogerse cuando la resolución es men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5-09T17:59:41.92</meta:creation-date>
    <dc:date>2014-05-09T20:59:44.15</dc:date>
    <meta:editing-duration>PT3H1S</meta:editing-duration>
    <meta:editing-cycles>3</meta:editing-cycles>
    <meta:generator>LibreOffice/3.3$Win32 LibreOffice_project/330m19$Build-202</meta:generator>
    <meta:document-statistic meta:table-count="0" meta:image-count="0" meta:object-count="0" meta:page-count="2" meta:paragraph-count="21" meta:word-count="355" meta:character-count="2109"/>
  </office:meta>
</office:document-meta>
</file>